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4"/>//doubly linked list</text:p>
      <text:p text:style-name="Standard"><text:s text:c="4"/>#include&lt;stdio.h&gt;</text:p>
      <text:p text:style-name="Standard"><text:s text:c="4"/>#include&lt;stdlib.h&gt;</text:p>
      <text:p text:style-name="Standard"><text:s text:c="4"/>struct node</text:p>
      <text:p text:style-name="Standard">{</text:p>
      <text:p text:style-name="Standard"><text:s text:c="4"/>int data;</text:p>
      <text:p text:style-name="Standard"><text:s text:c="4"/>struct node *next;</text:p>
      <text:p text:style-name="Standard"><text:s text:c="4"/>struct node *prev;</text:p>
      <text:p text:style-name="Standard">};</text:p>
      <text:p text:style-name="Standard"><text:s text:c="4"/>struct node *head;</text:p>
      <text:p text:style-name="Standard"><text:s text:c="4"/>void insert_begin();</text:p>
      <text:p text:style-name="Standard"><text:s text:c="4"/>void insert_last();</text:p>
      <text:p text:style-name="Standard"><text:s text:c="4"/>void insert_specified();</text:p>
      <text:p text:style-name="Standard"><text:s text:c="4"/>void delete_begin();</text:p>
      <text:p text:style-name="Standard"><text:s text:c="4"/>void delete_last();</text:p>
      <text:p text:style-name="Standard"><text:s text:c="4"/>void delete_random();</text:p>
      <text:p text:style-name="Standard"><text:s text:c="4"/>void display();</text:p>
      <text:p text:style-name="Standard"><text:s text:c="4"/>void search();</text:p>
      <text:p text:style-name="Standard"><text:s text:c="4"/>void main()</text:p>
      <text:p text:style-name="Standard">{</text:p>
      <text:p text:style-name="Standard"><text:s text:c="4"/>int choice;</text:p>
      <text:p text:style-name="Standard"><text:s text:c="4"/>while(1)</text:p>
      <text:p text:style-name="Standard">{</text:p>
      <text:p text:style-name="Standard"><text:s text:c="4"/>printf("Operation performed are\n");</text:p>
      <text:p text:style-name="Standard"><text:s text:c="4"/>printf("1.Insertion at the beginning\n");</text:p>
      <text:p text:style-name="Standard"><text:s text:c="4"/>printf("2.Insertion at the last\n");</text:p>
      <text:p text:style-name="Standard"><text:s text:c="4"/>printf("3.Insertion at random\n");</text:p>
      <text:p text:style-name="Standard"><text:s text:c="4"/>printf("4.Deletion at the beginning\n");</text:p>
      <text:p text:style-name="Standard"><text:s text:c="4"/>printf("5.Deletion at the last\n");</text:p>
      <text:p text:style-name="Standard"><text:s text:c="4"/>printf("6.Deletion at the random\n");</text:p>
      <text:p text:style-name="Standard"><text:s text:c="4"/>scanf("%d",&amp;choice);</text:p>
      <text:p text:style-name="Standard"><text:s text:c="4"/>switch(choice)</text:p>
      <text:p text:style-name="Standard">{</text:p>
      <text:p text:style-name="Standard"><text:s text:c="4"/>case 1: insert_begin();</text:p>
      <text:p text:style-name="Standard"><text:s text:c="4"/>break;</text:p>
      <text:p text:style-name="Standard"><text:s text:c="4"/>case 2: insert_last();</text:p>
      <text:p text:style-name="Standard"><text:s text:c="4"/>break;</text:p>
      <text:p text:style-name="Standard"><text:s text:c="4"/>case 3: insert_random();</text:p>
      <text:p text:style-name="Standard"><text:s text:c="4"/>break;</text:p>
      <text:p text:style-name="Standard"><text:s text:c="4"/>case 4: delete_begin();</text:p>
      <text:p text:style-name="Standard"><text:s text:c="4"/>break;</text:p>
      <text:p text:style-name="Standard"><text:s text:c="4"/>case 5: delete_last();</text:p>
      <text:p text:style-name="Standard"><text:s text:c="4"/>break;</text:p>
      <text:p text:style-name="Standard"><text:s text:c="4"/>case 6: delete_random();</text:p>
      <text:p text:style-name="Standard"><text:s text:c="4"/>break;</text:p>
      <text:p text:style-name="Standard"><text:s text:c="4"/>case 7: display();</text:p>
      <text:p text:style-name="Standard"><text:s text:c="4"/>break;</text:p>
      <text:p text:style-name="Standard"><text:s text:c="4"/>case 8: exit(0);</text:p>
      <text:p text:style-name="Standard"><text:s text:c="4"/>break;</text:p>
      <text:p text:style-name="Standard"><text:s text:c="4"/>default:printf("Invalid choice");</text:p>
      <text:p text:style-name="Standard">}</text:p>
      <text:p text:style-name="Standard">}</text:p>
      <text:p text:style-name="Standard"><text:soft-page-break/>}</text:p>
      <text:p text:style-name="Standard"><text:s text:c="4"/>void insert_begin()</text:p>
      <text:p text:style-name="Standard">{</text:p>
      <text:p text:style-name="Standard"><text:s text:c="4"/>struct node *ptr;</text:p>
      <text:p text:style-name="Standard"><text:s text:c="4"/>int item;</text:p>
      <text:p text:style-name="Standard"><text:s text:c="4"/>ptr=(struct node*)malloc(sizeof(struct node));</text:p>
      <text:p text:style-name="Standard"><text:s text:c="4"/>if(ptr=NULL)</text:p>
      <text:p text:style-name="Standard">{</text:p>
      <text:p text:style-name="Standard"><text:s text:c="4"/>printf("overflow");</text:p>
      <text:p text:style-name="Standard">}</text:p>
      <text:p text:style-name="Standard"><text:s text:c="4"/>else</text:p>
      <text:p text:style-name="Standard">{</text:p>
      <text:p text:style-name="Standard"><text:s text:c="4"/>printf("Enter item value:");</text:p>
      <text:p text:style-name="Standard"><text:s text:c="4"/>scanf("%d",&amp;item);</text:p>
      <text:p text:style-name="Standard"><text:s text:c="4"/>if(head==NULL)</text:p>
      <text:p text:style-name="Standard">{</text:p>
      <text:p text:style-name="Standard"><text:s text:c="4"/>ptr-&gt;next=NULL;</text:p>
      <text:p text:style-name="Standard"><text:s text:c="4"/>ptr-&gt;prev=NULL;</text:p>
      <text:p text:style-name="Standard"><text:s text:c="4"/>ptr-&gt;data=item;</text:p>
      <text:p text:style-name="Standard"><text:s text:c="4"/>head=ptr;</text:p>
      <text:p text:style-name="Standard">}</text:p>
      <text:p text:style-name="Standard"><text:s text:c="4"/>else</text:p>
      <text:p text:style-name="Standard">{</text:p>
      <text:p text:style-name="Standard"><text:s text:c="4"/>ptr-&gt;data=item;</text:p>
      <text:p text:style-name="Standard"><text:s text:c="4"/>ptr-&gt;next=head;</text:p>
      <text:p text:style-name="Standard"><text:s text:c="4"/>head-&gt;prev=ptr;</text:p>
      <text:p text:style-name="Standard"><text:s text:c="4"/>head=ptr;</text:p>
      <text:p text:style-name="Standard">}</text:p>
      <text:p text:style-name="Standard"><text:s text:c="4"/>printf("Node inserted");</text:p>
      <text:p text:style-name="Standard">}</text:p>
      <text:p text:style-name="Standard">}</text:p>
      <text:p text:style-name="Standard"><text:s text:c="4"/>void insert_last()</text:p>
      <text:p text:style-name="Standard">{</text:p>
      <text:p text:style-name="Standard"><text:s text:c="4"/>struct node *ptr, *temp;</text:p>
      <text:p text:style-name="Standard"><text:s text:c="4"/>ptr=(struct node*)malloc(sizeof(struct node));</text:p>
      <text:p text:style-name="Standard"><text:s text:c="4"/>int item;</text:p>
      <text:p text:style-name="Standard"><text:s text:c="4"/>if(ptr==NULL)</text:p>
      <text:p text:style-name="Standard">{</text:p>
      <text:p text:style-name="Standard"><text:s text:c="4"/>printf("overflow");</text:p>
      <text:p text:style-name="Standard">}</text:p>
      <text:p text:style-name="Standard"><text:s text:c="4"/>else</text:p>
      <text:p text:style-name="Standard">{</text:p>
      <text:p text:style-name="Standard"><text:s text:c="4"/>printf("Enter item value:");</text:p>
      <text:p text:style-name="Standard"><text:s text:c="4"/>scanf("%d",&amp;item);</text:p>
      <text:p text:style-name="Standard"><text:s text:c="4"/>if(head==NULL)</text:p>
      <text:p text:style-name="Standard">{</text:p>
      <text:p text:style-name="Standard"><text:s text:c="4"/>ptr-&gt;next=NULL;</text:p>
      <text:p text:style-name="Standard"><text:s text:c="4"/>ptr-&gt;prev=NULL;</text:p>
      <text:p text:style-name="Standard"><text:s text:c="4"/>ptr-&gt;data=item;</text:p>
      <text:p text:style-name="Standard"><text:s text:c="4"/>head=ptr;</text:p>
      <text:p text:style-name="Standard">}</text:p>
      <text:p text:style-name="Standard"><text:s text:c="4"/>else</text:p>
      <text:p text:style-name="Standard"><text:soft-page-break/>{</text:p>
      <text:p text:style-name="Standard"><text:s text:c="4"/>temp=head;</text:p>
      <text:p text:style-name="Standard"><text:s text:c="4"/>while(temp-&gt;next!=NULL)</text:p>
      <text:p text:style-name="Standard">{</text:p>
      <text:p text:style-name="Standard"><text:s text:c="4"/>temp-&gt;next=temp;</text:p>
      <text:p text:style-name="Standard"><text:s text:c="4"/>ptr-&gt;prev=temp;</text:p>
      <text:p text:style-name="Standard"><text:s text:c="4"/>ptr-&gt;next=NULL;</text:p>
      <text:p text:style-name="Standard">}</text:p>
      <text:p text:style-name="Standard">}</text:p>
      <text:p text:style-name="Standard"><text:s text:c="4"/>printf("Node inserted");</text:p>
      <text:p text:style-name="Standard">}</text:p>
      <text:p text:style-name="Standard"><text:s text:c="4"/>void insert_random()</text:p>
      <text:p text:style-name="Standard">{</text:p>
      <text:p text:style-name="Standard"><text:s text:c="4"/>struct node *ptr, *temp;</text:p>
      <text:p text:style-name="Standard"><text:s text:c="4"/>int item,loc,i;</text:p>
      <text:p text:style-name="Standard"><text:s text:c="4"/>ptr=(struct node*)malloc(sizeof(struct node));</text:p>
      <text:p text:style-name="Standard"><text:s text:c="4"/>if(ptr==NULL)</text:p>
      <text:p text:style-name="Standard">{</text:p>
      <text:p text:style-name="Standard"><text:s text:c="4"/>printf("overflow");</text:p>
      <text:p text:style-name="Standard">}</text:p>
      <text:p text:style-name="Standard"><text:s text:c="4"/>else</text:p>
      <text:p text:style-name="Standard"><text:s text:c="4"/>printf("Enter the location:");</text:p>
      <text:p text:style-name="Standard"><text:s text:c="4"/>scanf("%d",&amp;loc);</text:p>
      <text:p text:style-name="Standard"><text:s text:c="4"/>for(i=0;i&lt;loc;i++)</text:p>
      <text:p text:style-name="Standard">{</text:p>
      <text:p text:style-name="Standard"><text:s text:c="4"/>temp=temp-&gt;next;</text:p>
      <text:p text:style-name="Standard"><text:s text:c="4"/>if(temp==NULL)</text:p>
      <text:p text:style-name="Standard">{</text:p>
      <text:p text:style-name="Standard"><text:s text:c="4"/>printf("Less than %d elements",loc);</text:p>
      <text:p text:style-name="Standard"><text:s text:c="4"/>return;</text:p>
      <text:p text:style-name="Standard">}</text:p>
      <text:p text:style-name="Standard">}</text:p>
      <text:p text:style-name="Standard"><text:s text:c="4"/>printf("Enter the value:");</text:p>
      <text:p text:style-name="Standard"><text:s text:c="4"/>ptr-&gt;data=item;</text:p>
      <text:p text:style-name="Standard"><text:s text:c="4"/>ptr-&gt;next=temp;</text:p>
      <text:p text:style-name="Standard"><text:s text:c="4"/>ptr-&gt;prev=temp;</text:p>
      <text:p text:style-name="Standard"><text:s text:c="4"/>temp-&gt;next=ptr;</text:p>
      <text:p text:style-name="Standard"><text:s text:c="4"/>temp-&gt;next-&gt;prev=ptr;</text:p>
      <text:p text:style-name="Standard"><text:s text:c="4"/>printf("Node inserted");</text:p>
      <text:p text:style-name="Standard">}</text:p>
      <text:p text:style-name="Standard">}</text:p>
      <text:p text:style-name="Standard"><text:s text:c="4"/>void delete_begin()</text:p>
      <text:p text:style-name="Standard">{</text:p>
      <text:p text:style-name="Standard"><text:s text:c="4"/>struct node *ptr;</text:p>
      <text:p text:style-name="Standard"><text:s text:c="4"/>if(head==NULL)</text:p>
      <text:p text:style-name="Standard">{</text:p>
      <text:p text:style-name="Standard"><text:s text:c="4"/>printf("underflow");</text:p>
      <text:p text:style-name="Standard">}</text:p>
      <text:p text:style-name="Standard"><text:s text:c="4"/>else if(head-&gt;next==NULL)</text:p>
      <text:p text:style-name="Standard">{</text:p>
      <text:p text:style-name="Standard"><text:s text:c="4"/>head=NULL;</text:p>
      <text:p text:style-name="Standard"><text:s text:c="4"/>free(head);</text:p>
      <text:p text:style-name="Standard"><text:soft-page-break/><text:s text:c="4"/>printf("Node deletion");</text:p>
      <text:p text:style-name="Standard">}</text:p>
      <text:p text:style-name="Standard"><text:s text:c="4"/>else</text:p>
      <text:p text:style-name="Standard">{</text:p>
      <text:p text:style-name="Standard"><text:s text:c="4"/>ptr=head;</text:p>
      <text:p text:style-name="Standard"><text:s text:c="4"/>head=head-&gt;next;</text:p>
      <text:p text:style-name="Standard"><text:s text:c="4"/>head-&gt;prev=NULL;</text:p>
      <text:p text:style-name="Standard"><text:s text:c="4"/>free(ptr);</text:p>
      <text:p text:style-name="Standard"><text:s text:c="4"/>printf("Node deleted");</text:p>
      <text:p text:style-name="Standard">}</text:p>
      <text:p text:style-name="Standard">}</text:p>
      <text:p text:style-name="Standard"><text:s text:c="4"/>void delete_last()</text:p>
      <text:p text:style-name="Standard">{</text:p>
      <text:p text:style-name="Standard"><text:s text:c="4"/>struct node *ptr;</text:p>
      <text:p text:style-name="Standard"><text:s text:c="4"/>if(head==NULL)</text:p>
      <text:p text:style-name="Standard">{</text:p>
      <text:p text:style-name="Standard"><text:s text:c="4"/>printf("underflow");</text:p>
      <text:p text:style-name="Standard">}</text:p>
      <text:p text:style-name="Standard"><text:s text:c="4"/>else if(head-&gt;next==NULL)</text:p>
      <text:p text:style-name="Standard">{</text:p>
      <text:p text:style-name="Standard"><text:s text:c="4"/>head=NULL;</text:p>
      <text:p text:style-name="Standard"><text:s text:c="4"/>free(head);</text:p>
      <text:p text:style-name="Standard"><text:s text:c="4"/>printf("Node deleted");</text:p>
      <text:p text:style-name="Standard">}</text:p>
      <text:p text:style-name="Standard"><text:s text:c="4"/>else</text:p>
      <text:p text:style-name="Standard">{</text:p>
      <text:p text:style-name="Standard"><text:s text:c="4"/>ptr=head;</text:p>
      <text:p text:style-name="Standard"><text:s text:c="4"/>if(ptr-&gt;next!=NULL)</text:p>
      <text:p text:style-name="Standard">{</text:p>
      <text:p text:style-name="Standard"><text:s text:c="4"/>ptr=ptr-&gt;next;</text:p>
      <text:p text:style-name="Standard">}</text:p>
      <text:p text:style-name="Standard"><text:s text:c="4"/>ptr-&gt;prev-&gt;next=NULL;</text:p>
      <text:p text:style-name="Standard"><text:s text:c="4"/>free(ptr);</text:p>
      <text:p text:style-name="Standard"><text:s text:c="4"/>printf("Node deleted");</text:p>
      <text:p text:style-name="Standard">}</text:p>
      <text:p text:style-name="Standard">}</text:p>
      <text:p text:style-name="Standard"><text:s text:c="4"/>void delete_random()</text:p>
      <text:p text:style-name="Standard">{</text:p>
      <text:p text:style-name="Standard"><text:s text:c="4"/>struct node *ptr, *temp;</text:p>
      <text:p text:style-name="Standard"><text:s text:c="4"/>int val;</text:p>
      <text:p text:style-name="Standard"><text:s text:c="4"/>printf("Enter the data after which the node is to be deleted/n");</text:p>
      <text:p text:style-name="Standard"><text:s text:c="4"/>scanf("%d",&amp;val);</text:p>
      <text:p text:style-name="Standard"><text:s text:c="4"/>ptr=head;</text:p>
      <text:p text:style-name="Standard"><text:s text:c="4"/>while(ptr-&gt;data!=val);</text:p>
      <text:p text:style-name="Standard"><text:s text:c="4"/>ptr=ptr-&gt;next;</text:p>
      <text:p text:style-name="Standard"><text:s text:c="4"/>if(ptr-&gt;next==NULL)</text:p>
      <text:p text:style-name="Standard">{</text:p>
      <text:p text:style-name="Standard"><text:s text:c="4"/>printf("Can't delete");</text:p>
      <text:p text:style-name="Standard">}</text:p>
      <text:p text:style-name="Standard"><text:s text:c="4"/>else if(ptr-&gt;next-&gt;next==NULL)</text:p>
      <text:p text:style-name="Standard">{</text:p>
      <text:p text:style-name="Standard"><text:s text:c="4"/>ptr-&gt;next=NULL;</text:p>
      <text:p text:style-name="Standard"><text:soft-page-break/>}</text:p>
      <text:p text:style-name="Standard"><text:s text:c="4"/>else</text:p>
      <text:p text:style-name="Standard">{</text:p>
      <text:p text:style-name="Standard"><text:s text:c="4"/>temp=ptr-&gt;next;</text:p>
      <text:p text:style-name="Standard"><text:s text:c="4"/>ptr-&gt;next=temp-&gt;next;</text:p>
      <text:p text:style-name="Standard"><text:s text:c="4"/>temp-&gt;next-&gt;prev=ptr;</text:p>
      <text:p text:style-name="Standard"><text:s text:c="4"/>free(temp);</text:p>
      <text:p text:style-name="Standard"><text:s text:c="4"/>printf("Node deleted"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4T10:11:41.285886359</meta:creation-date>
    <dc:date>2023-01-24T10:12:28.422636035</dc:date>
    <meta:editing-duration>PT48S</meta:editing-duration>
    <meta:editing-cycles>1</meta:editing-cycles>
    <meta:document-statistic meta:table-count="0" meta:image-count="0" meta:object-count="0" meta:page-count="5" meta:paragraph-count="218" meta:word-count="338" meta:character-count="3442" meta:non-whitespace-character-count="2706"/>
    <meta:generator>LibreOffice/6.4.7.2$Linux_X86_64 LibreOffice_project/40$Build-2</meta:generator>
  </office:meta>
</office:document-meta>
</file>